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Helv" svg:font-family="Helv, 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fo:font-size="14pt" style:font-size-asian="14pt" style:font-size-complex="14pt"/>
    </style:style>
    <style:style style:name="P2" style:family="paragraph" style:parent-style-name="Standard">
      <style:text-properties fo:color="#000000" fo:font-size="14pt" style:font-size-asian="14pt" style:font-size-complex="14pt"/>
    </style:style>
    <style:style style:name="P3" style:family="paragraph" style:parent-style-name="Standard">
      <style:text-properties fo:color="#000000" style:font-name="Courier New" fo:font-size="14pt" style:font-size-asian="14pt" style:font-name-complex="Courier New" style:font-size-complex="14pt"/>
    </style:style>
    <style:style style:name="P4" style:family="paragraph" style:parent-style-name="Standard" style:master-page-name="Standard">
      <style:paragraph-properties fo:text-align="center" style:justify-single-word="false" style:page-number="auto"/>
    </style:style>
    <style:style style:name="T1" style:family="text">
      <style:text-properties fo:font-size="20pt" style:font-size-asian="20pt" style:font-size-complex="20pt"/>
    </style:style>
    <style:style style:name="T2" style:family="text">
      <style:text-properties fo:font-size="14pt" style:font-size-asian="14pt" style:font-size-complex="14pt"/>
    </style:style>
    <style:style style:name="T3" style:family="text">
      <style:text-properties fo:color="#000000" fo:font-size="14pt" style:font-size-asian="14pt" style:font-size-complex="14pt"/>
    </style:style>
    <style:style style:name="T4" style:family="text">
      <style:text-properties fo:color="#000000" fo:font-size="14pt" fo:font-weight="bold" style:font-size-asian="14pt" style:font-weight-asian="bold" style:font-size-complex="14pt"/>
    </style:style>
    <style:style style:name="T5" style:family="text">
      <style:text-properties fo:color="#000000" style:text-position="super 58%" fo:font-size="14pt" style:font-size-asian="14pt" style:font-size-complex="14pt"/>
    </style:style>
    <style:style style:name="T6" style:family="text">
      <style:text-properties fo:color="#000000" style:font-name="Courier New" fo:font-size="10pt" style:font-size-asian="10pt" style:font-name-complex="Courier New" style:font-size-complex="10pt"/>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ODE Repository Layout</text:span></text:p>
      <text:p text:style-name="P1"/>
      <text:p text:style-name="P1"/>
      <text:p text:style-name="Standard"><text:span text:style-name="T3">ODE is stored in RTC 3.0. <text:s/>It is recommended that you use the full Eclipse client for most work.</text:span></text:p>
      <text:p text:style-name="P2"/>
      <text:p text:style-name="Standard"><text:span text:style-name="T3">The ODE5.0 stream is separated into three components, </text:span><text:span text:style-name="T4">ode.base</text:span><text:span text:style-name="T3"> (the bulk of the base source code), </text:span><text:span text:style-name="T4">ode.3rdparty</text:span><text:span text:style-name="T3"> (3</text:span><text:span text:style-name="T5">rd</text:span><text:span text:style-name="T3"> Party source and object files), and </text:span><text:span text:style-name="T4">ode.plugin</text:span><text:span text:style-name="T3"> (the Eclipse plugin source code).</text:span></text:p>
      <text:p text:style-name="P3"/>
      <text:p text:style-name="Standard"><text:span text:style-name="T3">If you wish to avoid legal concerns, do not checkout/extract/view any files in </text:span><text:span text:style-name="T4">ode.3rdparty</text:span><text:span text:style-name="T3">, although for Windows you will need at least the regex object files to do a build, and for all platforms the jar files in order to rebuild the ODE packaging library.</text:span></text:p>
      <text:p text:style-name="P2"/>
      <text:p text:style-name="Standard"><text:span text:style-name="T3">The root dir of the </text:span><text:span text:style-name="T4">ode.base</text:span><text:span text:style-name="T3"> component is “src” and is thus suited to checkout directly into an ODE backing build or sandbox (yes, ODE builds itself).</text:span></text:p>
      <text:p text:style-name="P2"/>
      <text:p text:style-name="Standard"><text:span text:style-name="T3">Note that on Windows platforms, the regex source code included in </text:span><text:span text:style-name="T4">ode.base</text:span><text:span text:style-name="T3"> is just a stub and will NOT actually perform regex functionality at runtime. <text:s/>Thus, if you need to recompile the source code for the ODE library on Windows (ode0500.dll), you MUST be willing to extract either the 3rdParty regex source code or at least the pre-built regex object files (which were built with MSVC++ 6.0). <text:s/>You may need to obtain legal approval for this.</text:span></text:p>
      <text:p text:style-name="P2"/>
      <text:p text:style-name="Standard"><text:span text:style-name="T3">The </text:span><text:span text:style-name="T4">ode.plugin</text:span><text:span text:style-name="T3"> source code is not fully supported and hasn’t been developed in many years. <text:s/>It may or may not compile with the current versions of Eclips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Helv" svg:font-family="Helv, 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WW8Num1z0" style:family="text">
      <style:text-properties style:font-name="Helv" fo:font-family="Helv, Arial" style:font-family-generic="swiss" style:font-pitch="variable" fo:font-weight="normal" style:font-weight-asian="normal" style:font-name-complex="Helv" style:font-family-complex="Helv, Arial" style:font-family-generic-complex="swiss" style:font-pitch-complex="variable"/>
    </style:style>
    <style:style style:name="Default_20_Paragraph_20_Font" style:display-name="Default Paragraph Font" style:family="text"/>
    <style:style style:name="HTML_20_Typewriter" style:display-name="HTML Typewriter" style:family="text" style:parent-style-name="Default_20_Paragraph_20_Font">
      <style:text-properties fo:color="#666666" style:font-name="Courier New" fo:font-family="'Courier New'" style:font-family-generic="modern"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size-complex="10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DE Code Submission Process</dc:title>
    <meta:initial-creator>Ernest Crvich</meta:initial-creator>
    <meta:creation-date>2006-12-12T18:08:00</meta:creation-date>
    <dc:creator>Ernest</dc:creator>
    <dc:date>2011-05-25T19:33:00</dc:date>
    <meta:editing-cycles>10</meta:editing-cycles>
    <meta:editing-duration>PT1H22M</meta:editing-duration>
    <meta:document-statistic meta:table-count="0" meta:image-count="0" meta:object-count="0" meta:page-count="1" meta:paragraph-count="7" meta:word-count="227" meta:character-count="1320" meta:non-whitespace-character-count="1096"/>
    <meta:generator>LibreOffice/5.3.6.1$Linux_X86_64 LibreOffice_project/30$Build-1</meta:generator>
  </office:meta>
</office:document-meta>
</file>